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1000001CFF04670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1.95cm" fo:min-width="15.2cm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5.689cm" svg:height="12.249cm" svg:x="0.111cm" svg:y="0.1cm">
          <draw:image xlink:href="Pictures/1000020100000251000001CFF04670B8.png" xlink:type="simple" xlink:show="embed" xlink:actuate="onLoad">
            <text:p/>
          </draw:image>
        </draw:frame>
        <draw:custom-shape draw:style-name="gr2" draw:text-style-name="P1" draw:layer="layout" svg:width="15.8cm" svg:height="12.3cm" svg:x="0.1cm" svg:y="0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io </meta:initial-creator>
    <meta:creation-date>2018-04-28T13:01:49.889174719</meta:creation-date>
    <dc:date>2018-04-28T13:04:02.195007605</dc:date>
    <dc:creator>dario </dc:creator>
    <meta:editing-duration>PT2M12S</meta:editing-duration>
    <meta:editing-cycles>1</meta:editing-cycles>
    <meta:document-statistic meta:object-count="2"/>
    <meta:generator>LibreOffice/4.3.3.2$Linux_X86_64 LibreOffice_project/430m0$Build-2</meta:generator>
  </office:meta>
</office:document-meta>
</file>